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c7fb3" officeooo:paragraph-rsid="000c7fb3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7fe6c" officeooo:paragraph-rsid="0007fe6c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07fe6c" officeooo:paragraph-rsid="0007fe6c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7fe6c" officeooo:paragraph-rsid="0007fe6c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9b8a5" officeooo:paragraph-rsid="0009b8a5" style:font-size-asian="15pt" style:font-weight-asian="normal" style:font-size-complex="15pt" style:font-weight-complex="normal"/>
    </style:style>
    <style:style style:name="T1" style:family="text">
      <style:text-properties officeooo:rsid="000978ee"/>
    </style:style>
    <style:style style:name="T2" style:family="text">
      <style:text-properties officeooo:rsid="000b2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INUS </text:span>BIOGRAPHY</text:p>
      <text:p text:style-name="P3"/>
      <text:p text:style-name="P4">Linus Benedict Torvalds, is a softw<text:span text:style-name="T2">a</text:span>re engineer who is known for the create and maintain the kernel Linux develop, based on Minix (a free operative system).</text:p>
      <text:p text:style-name="P4"/>
      <text:p text:style-name="P4">Linus was born in Helsinki, Finland, the <text:span text:style-name="T2">D</text:span>ecember 28 of 1969. <text:span text:style-name="T1">His first computer was one of the first microcomputers Conmodore in 1980, so his first code line was done in BASIC language. In 1988 was admit</text:span><text:span text:style-name="T2">t</text:span><text:span text:style-name="T1">ed on Helsinki University, and studied Computer Science. <text:s/>At the age of 21 he began a personal project which later was the first version of Linux able to execute BASH and GCC compilator.</text:span></text:p>
      <text:p text:style-name="P4"/>
      <text:p text:style-name="P5">And in 2005 he created Git, a version control software, he t<text:span text:style-name="T2">h</text:span>ought on the ef<text:span text:style-name="T2">f</text:span>iciency and <text:span text:style-name="T2">reliance</text:span> of the maintain.</text:p>
      <text:p text:style-name="P5"/>
      <text:p text:style-name="P5">The legacy he left behind is Linux operative system, just the 2% Linux kernel was written by Linus Torvalds, that’s because there has been a lot of anonymous contributions to this project. <text:span text:style-name="T2">Linux is open source but is probably the securest operative system actua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7fb3" officeooo:paragraph-rsid="000c7fb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dison Alcoc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6:54:09.600676291</meta:creation-date>
    <dc:date>2021-11-25T17:30:38.158273191</dc:date>
    <meta:editing-duration>PT4M26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6" meta:word-count="163" meta:character-count="955" meta:non-whitespace-character-count="797"/>
  </office:meta>
</office:document-meta>
</file>